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5.609cm"/>
    </style:style>
    <style:style style:name="gr2" style:family="graphic" style:parent-style-name="standard">
      <style:graphic-properties draw:textarea-horizontal-align="justify" draw:textarea-vertical-align="middle" draw:auto-grow-height="false" fo:min-height="2.113cm" fo:min-width="5.607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5.6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109cm" svg:height="2.363cm" svg:x="8.317cm" svg:y="1.6cm">
          <text:p text:style-name="P1">Manager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107cm" svg:height="2.363cm" svg:x="13.493cm" svg:y="5.175cm">
          <text:p text:style-name="P1">Long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107cm" svg:height="2.363cm" svg:x="3.2cm" svg:y="5.175cm">
          <text:p text:style-name="P1">Scalper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108cm" svg:height="2.363cm" svg:x="8.318cm" svg:y="8.274cm">
          <text:p text:style-name="P1">Doji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107cm" svg:height="2.363cm" svg:x="3.2cm" svg:y="11.837cm">
          <text:p text:style-name="P1">Checker.p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371cm" svg:y1="3.963cm" svg:x2="6.253cm" svg:y2="5.175cm" draw:start-shape="id1" draw:start-glue-point="2" draw:end-shape="id2" draw:end-glue-point="0" svg:d="M11371 3963v605h-5118v607" svg:viewBox="0 0 5119 1213">
          <text:p/>
        </draw:connector>
        <draw:connector draw:style-name="gr4" draw:text-style-name="P2" draw:layer="layout" svg:x1="11.371cm" svg:y1="3.963cm" svg:x2="16.546cm" svg:y2="5.175cm" draw:start-shape="id1" draw:start-glue-point="2" draw:end-shape="id3" draw:end-glue-point="0" svg:d="M11371 3963v605h5175v607" svg:viewBox="0 0 5176 1213">
          <text:p/>
        </draw:connector>
        <draw:connector draw:style-name="gr5" draw:text-style-name="P2" draw:layer="layout" svg:x1="6.253cm" svg:y1="7.538cm" svg:x2="8.318cm" svg:y2="9.455cm" draw:start-shape="id2" draw:start-glue-point="2" draw:end-shape="id4" draw:end-glue-point="3" svg:d="M6253 7538v1917h2065" svg:viewBox="0 0 2066 1918">
          <text:p/>
        </draw:connector>
        <draw:connector draw:style-name="gr5" draw:text-style-name="P2" draw:layer="layout" svg:x1="6.253cm" svg:y1="7.538cm" svg:x2="6.253cm" svg:y2="11.837cm" draw:start-shape="id2" draw:start-glue-point="2" draw:end-shape="id5" draw:end-glue-point="0" svg:d="M6253 7538v4299" svg:viewBox="0 0 1 4300">
          <text:p/>
        </draw:connector>
        <draw:connector draw:style-name="gr5" draw:text-style-name="P2" draw:layer="layout" svg:x1="14.426cm" svg:y1="9.455cm" svg:x2="16.546cm" svg:y2="7.538cm" draw:start-shape="id4" draw:start-glue-point="1" draw:end-shape="id3" draw:end-glue-point="2" svg:d="M14426 9455h2120v-1917" svg:viewBox="0 0 2121 19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6:00:48.937867313</meta:creation-date>
    <dc:date>2021-04-11T19:36:35.207674194</dc:date>
    <meta:editing-duration>PT3H35M49S</meta:editing-duration>
    <meta:editing-cycles>1</meta:editing-cycles>
    <meta:document-statistic meta:object-count="10"/>
    <meta:generator>LibreOffice/6.1.5.2$Linux_ARM_EABI LibreOffice_project/10$Build-2</meta:generator>
  </office:meta>
</office:document-meta>
</file>